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209cm" table:align="margins"/>
    </style:style>
    <style:style style:name="Tabella1.A" style:family="table-column">
      <style:table-column-properties style:column-width="3.311cm" style:rel-column-width="11296*"/>
    </style:style>
    <style:style style:name="Tabella1.B" style:family="table-column">
      <style:table-column-properties style:column-width="7.546cm" style:rel-column-width="25744*"/>
    </style:style>
    <style:style style:name="Tabella1.C" style:family="table-column">
      <style:table-column-properties style:column-width="8.352cm" style:rel-column-width="28495*"/>
    </style:style>
    <style:style style:name="Tabella1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3" style:family="table">
      <style:table-properties style:width="8.308cm" table:align="left"/>
    </style:style>
    <style:style style:name="Tabella3.A" style:family="table-column">
      <style:table-column-properties style:column-width="6.006cm"/>
    </style:style>
    <style:style style:name="Tabella3.B" style:family="table-column">
      <style:table-column-properties style:column-width="2.302cm"/>
    </style:style>
    <style:style style:name="Tabel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a4a9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25c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025c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c876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c025c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style:font-name-asian="SimSun" style:font-size-asian="7pt" style:font-name-complex="Tahoma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c089ed" officeooo:paragraph-rsid="00c089ed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d2fb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>
        <style:tab-stops>
          <style:tab-stop style:position="19.685cm"/>
        </style:tab-stops>
      </style:paragraph-properties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3c366e"/>
    </style:style>
    <style:style style:name="T5" style:family="text">
      <style:text-properties fo:font-weight="normal" officeooo:rsid="003c366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tinte prodotti ordinati: <text:span text:style-name="T4"><text:placeholder text:placeholder-type="text">&lt;get_filter(data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table:number-columns-spanned="2" office:value-type="string">
              <text:p text:style-name="P14">Semilavorato</text:p>
            </table:table-cell>
            <table:covered-table-cell/>
            <table:table-cell table:style-name="Tabella1.C1" office:value-type="string">
              <text:p text:style-name="P14">Componenti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5"><text:text-input text:description="&lt;for each=&quot;item in load_hw(data)&quot;&gt;">starts for loop</text:text-input>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5"><text:span text:style-name="T4"><text:placeholder text:placeholder-type="text">&lt;if test="not data.get('component', False) or len(item.half_bom_ids)&gt;= data.get('component', 0)"&gt;</text:placeholder></text:span></text:p>
          </table:table-cell>
          <table:covered-table-cell/>
          <table:covered-table-cell/>
        </table:table-row>
        <table:table-row>
          <table:table-cell table:style-name="Tabella1.A4" office:value-type="string">
            <text:p text:style-name="P6"><text:span text:style-name="T4"><text:placeholder text:placeholder-type="text">&lt;item.default_code&gt;</text:placeholder></text:span><text:span text:style-name="T5"><text:placeholder text:placeholder-type="text">&lt;if test="not item.half_bom_ids"&gt;</text:placeholder></text:span><text:span text:style-name="T5"> </text:span><text:span text:style-name="T5"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/text:span><text:span text:style-name="T5"><text:placeholder text:placeholder-type="text">&lt;/if&gt;</text:placeholder></text:span></text:p>
          </table:table-cell>
          <table:table-cell table:style-name="Tabella1.B4" office:value-type="string">
            <text:p text:style-name="P9"><text:placeholder text:placeholder-type="text">&lt;item.name&gt;</text:placeholder></text:p>
          </table:table-cell>
          <table:table-cell table:style-name="Tabella1.C4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11"><text:text-input text:description="&lt;for each=&quot;p in item.half_bom_ids&quot;&gt;">starts for loop</text:text-input></text:p>
                </table:table-cell>
                <table:table-cell table:style-name="Tabella3.A1" office:value-type="string">
                  <text:p text:style-name="P13"/>
                </table:table-cell>
              </table:table-row>
              <table:table-row>
                <table:table-cell table:style-name="Tabella3.A1" office:value-type="string">
                  <text:p text:style-name="P7"><text:placeholder text:placeholder-type="text">&lt;p.product_id.default_code or ''&gt;</text:placeholder></text:p>
                </table:table-cell>
                <table:table-cell table:style-name="Tabella3.A1" office:value-type="string">
                  <text:p text:style-name="P8"><text:placeholder text:placeholder-type="text">&lt;p.product_qty&gt;</text:placeholder></text:p>
                </table:table-cell>
              </table:table-row>
              <table:table-row>
                <table:table-cell table:style-name="Tabella3.A1" office:value-type="string">
                  <text:p text:style-name="P12"><text:text-input text:description="&lt;/for&gt;">ends for loop</text:text-input></text:p>
                </table:table-cell>
                <table:table-cell table:style-name="Tabella3.A1" office:value-type="string">
                  <text:p text:style-name="P13"/>
                </table:table-cell>
              </table:table-row>
            </table:table>
            <text:p text:style-name="P10"/>
          </table:table-cell>
        </table:table-row>
        <table:table-row>
          <table:table-cell table:style-name="Tabella1.A5" table:number-columns-spanned="3" office:value-type="string">
            <text:p text:style-name="P15"><text:span text:style-name="T4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ella1.A6" table:number-columns-spanned="3" office:value-type="string">
            <text:p text:style-name="P3"><text:text-input text:description="&lt;/for&gt;">ends for loop</text:text-input></text:p>
          </table:table-cell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82cm" fo:margin-right="0.97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MPONENTI FINALI SEMILAVORAT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1T12:05:37.300393470</dc:date>
    <dc:creator>thebrush </dc:creator>
    <meta:editing-duration>PT17H23M23S</meta:editing-duration>
    <meta:editing-cycles>198</meta:editing-cycles>
    <meta:document-statistic meta:table-count="2" meta:image-count="1" meta:object-count="0" meta:page-count="1" meta:paragraph-count="15" meta:word-count="55" meta:character-count="438" meta:non-whitespace-character-count="404"/>
  </office:meta>
</office:document-meta>
</file>